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E000001A5B2284A7ED365F77D.png" manifest:media-type="image/png"/>
  <manifest:file-entry manifest:full-path="Pictures/10000201000002AB000001A5E894B2A4545AEE10.png" manifest:media-type="image/png"/>
  <manifest:file-entry manifest:full-path="Pictures/100002010000029E000001A5258B492F98ABC5BA.png" manifest:media-type="image/png"/>
  <manifest:file-entry manifest:full-path="Pictures/100002010000029E000001A5DD24998F70C1DE56.png" manifest:media-type="image/png"/>
  <manifest:file-entry manifest:full-path="Pictures/1000020100000291000001A5E9194E5B4A4E364B.png" manifest:media-type="image/png"/>
  <manifest:file-entry manifest:full-path="Pictures/1000020100000291000001A5C50FAAA157FBA788.png" manifest:media-type="image/png"/>
  <manifest:file-entry manifest:full-path="Pictures/100002010000029E000001A5111A8A67212000B0.png" manifest:media-type="image/png"/>
  <manifest:file-entry manifest:full-path="Pictures/10000201000002AB000001A53D233931DE065F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271cm" svg:height="9.144cm" svg:x="0cm" svg:y="0.508cm">
          <draw:image xlink:href="Pictures/1000020100000291000001A5E9194E5B4A4E364B.png" xlink:type="simple" xlink:show="embed" xlink:actuate="onLoad">
            <text:p/>
          </draw:image>
        </draw:frame>
        <draw:frame draw:style-name="gr1" draw:text-style-name="P1" draw:layer="layout" svg:width="14.27cm" svg:height="9.144cm" svg:x="0.208cm" svg:y="11.176cm">
          <draw:image xlink:href="Pictures/1000020100000291000001A5C50FAAA157FBA788.png" xlink:type="simple" xlink:show="embed" xlink:actuate="onLoad">
            <text:p/>
          </draw:image>
        </draw:frame>
        <draw:frame draw:style-name="gr1" draw:text-style-name="P1" draw:layer="layout" svg:width="14.195cm" svg:height="8.919cm" svg:x="13.805cm" svg:y="0.508cm">
          <draw:image xlink:href="Pictures/100002010000029E000001A5111A8A67212000B0.png" xlink:type="simple" xlink:show="embed" xlink:actuate="onLoad">
            <text:p/>
          </draw:image>
        </draw:frame>
        <draw:frame draw:style-name="gr1" draw:text-style-name="P1" draw:layer="layout" svg:width="13.491cm" svg:height="8.316cm" svg:x="14.509cm" svg:y="11.684cm">
          <draw:image xlink:href="Pictures/10000201000002AB000001A53D233931DE065F0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6.17cm" svg:height="10.16cm" svg:x="0.124cm" svg:y="1.119cm">
          <draw:image xlink:href="Pictures/100002010000029E000001A5DD24998F70C1DE56.png" xlink:type="simple" xlink:show="embed" xlink:actuate="onLoad">
            <text:p/>
          </draw:image>
        </draw:frame>
        <draw:frame draw:style-name="gr1" draw:text-style-name="P1" draw:layer="layout" svg:width="13.339cm" svg:height="8.382cm" svg:x="0.254cm" svg:y="11.938cm">
          <draw:image xlink:href="Pictures/100002010000029E000001A5258B492F98ABC5BA.png" xlink:type="simple" xlink:show="embed" xlink:actuate="onLoad">
            <text:p/>
          </draw:image>
        </draw:frame>
        <draw:frame draw:style-name="gr1" draw:text-style-name="P1" draw:layer="layout" svg:width="14.011cm" svg:height="8.636cm" svg:x="13.716cm" svg:y="11.938cm">
          <draw:image xlink:href="Pictures/10000201000002AB000001A5E894B2A4545AEE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3.64cm" svg:height="14.854cm" svg:x="2.268cm" svg:y="2.286cm">
          <draw:image xlink:href="Pictures/100002010000029E000001A5B2284A7ED365F7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0T23:22:44.428522010</meta:creation-date>
    <dc:date>2016-10-21T00:21:58.741792313</dc:date>
    <meta:editing-duration>PT49M14S</meta:editing-duration>
    <meta:editing-cycles>1</meta:editing-cycles>
    <meta:document-statistic meta:object-count="35"/>
    <meta:generator>LibreOffice/5.1.4.2$Linux_X86_64 LibreOffice_project/10m0$Build-2</meta:generator>
  </office:meta>
</office:document-meta>
</file>